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text-underline-style="non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ocumento de Alteração</text:h>
      <text:h text:style-name="Heading_20_2" text:outline-level="2">Classes</text:h>
      <text:list xml:id="list18516510451" text:style-name="L1">
        <text:list-item>
          <text:p text:style-name="P1">Adicionada a classe <text:span text:style-name="T1">Pessoa</text:span><text:span text:style-name="T2">. Utilizada para o endereço ter somente um tipo de pessoa ( Ao invés de um mesmo endereço poder ser de um cliente, um funcionário, e um profissional )</text:span></text:p>
        </text:list-item>
        <text:list-item>
          <text:p text:style-name="P2">Funcionario passa a estender Pessoa (Funcionario extends Pessoa)</text:p>
        </text:list-item>
        <text:list-item>
          <text:p text:style-name="P2">Cliente passa a estender Pessoa (Cliente extends Pessoa)</text:p>
        </text:list-item>
        <text:list-item>
          <text:p text:style-name="P2">Profissional passa a estender Pessoa (Profissional extends Pessoa)</text:p>
        </text:list-item>
      </text:list>
      <text:h text:style-name="Heading_20_2" text:outline-level="2"><text:span text:style-name="T3">Atributos</text:span> </text:h>
      <text:h text:style-name="Heading_20_3" text:outline-level="3"><text:span text:style-name="T6">Legenda</text:span> </text:h>
      <text:list xml:id="list761574805" text:style-name="L2">
        <text:list-item>
          <text:p text:style-name="P3">nome : int → nome : String</text:p>
          <text:list>
            <text:list-item>
              <text:p text:style-name="P3">Significa dizer que o atributo ( antes da seta → ) sofreu alteração e o resultado é esperado que seja igual ao declarado depois da seta.</text:p>
            </text:list-item>
          </text:list>
        </text:list-item>
      </text:list>
      <text:list xml:id="list296886860" text:style-name="L3">
        <text:list-item>
          <text:p text:style-name="P4">id : int →</text:p>
          <text:list>
            <text:list-item>
              <text:p text:style-name="P4">Significa dizer que ele “foi” mudado para nada, portanto foi deletado.</text:p>
            </text:list-item>
          </text:list>
        </text:list-item>
        <text:list-item>
          <text:p text:style-name="P4">Id : int</text:p>
          <text:list>
            <text:list-item>
              <text:p text:style-name="P4">Significa dizer que o atributo id : int foi criado</text:p>
            </text:list-item>
          </text:list>
        </text:list-item>
      </text:list>
      <text:h text:style-name="Heading_20_3" text:outline-level="3">Alterações</text:h>
      <text:list xml:id="list2046935631" text:style-name="L4">
        <text:list-item>
          <text:p text:style-name="P5">Pessoa</text:p>
          <text:list>
            <text:list-item>
              <text:p text:style-name="P5">id : int</text:p>
            </text:list-item>
            <text:list-item>
              <text:p text:style-name="P5">nome : String</text:p>
            </text:list-item>
            <text:list-item>
              <text:p text:style-name="P5">cpf : String</text:p>
            </text:list-item>
          </text:list>
        </text:list-item>
        <text:list-item>
          <text:p text:style-name="P5">Profissional</text:p>
          <text:list>
            <text:list-item>
              <text:p text:style-name="P5">id : int →</text:p>
            </text:list-item>
            <text:list-item>
              <text:p text:style-name="P5">nome : int →</text:p>
            </text:list-item>
            <text:list-item>
              <text:p text:style-name="P5">CPF : int →</text:p>
            </text:list-item>
            <text:list-item>
              <text:p text:style-name="P5">premiacoes : List</text:p>
            </text:list-item>
            <text:list-item>
              <text:p text:style-name="P5">Cliente : List → cliente : List</text:p>
            </text:list-item>
          </text:list>
        </text:list-item>
        <text:list-item>
          <text:p text:style-name="P5">Funcionario</text:p>
          <text:list>
            <text:list-item>
              <text:p text:style-name="P5">id : int →</text:p>
            </text:list-item>
            <text:list-item>
              <text:p text:style-name="P5">nome : int →</text:p>
            </text:list-item>
            <text:list-item>
              <text:p text:style-name="P5">CPF : int →</text:p>
            </text:list-item>
            <text:list-item>
              <text:p text:style-name="P5">Senha : int → senha : String</text:p>
            </text:list-item>
          </text:list>
        </text:list-item>
        <text:list-item>
          <text:p text:style-name="P5"><text:soft-page-break/>Cliente</text:p>
          <text:list>
            <text:list-item>
              <text:p text:style-name="P5">id : int →</text:p>
            </text:list-item>
            <text:list-item>
              <text:p text:style-name="P5">nome : int →</text:p>
            </text:list-item>
            <text:list-item>
              <text:p text:style-name="P5">CPF : int →</text:p>
            </text:list-item>
            <text:list-item>
              <text:p text:style-name="P5">Profissional : List → profissional : List</text:p>
            </text:list-item>
          </text:list>
        </text:list-item>
        <text:list-item>
          <text:p text:style-name="P5">Escritório</text:p>
          <text:list>
            <text:list-item>
              <text:p text:style-name="P5">nome : int → nome : String</text:p>
            </text:list-item>
            <text:list-item>
              <text:p text:style-name="P5">idEscritório : int → id : int</text:p>
            </text:list-item>
            <text:list-item>
              <text:p text:style-name="P5">Profissional : List → profissional : List</text:p>
            </text:list-item>
          </text:list>
        </text:list-item>
        <text:list-item>
          <text:p text:style-name="P5">Endereco</text:p>
          <text:list>
            <text:list-item>
              <text:p text:style-name="P5">rua : int → rua : String</text:p>
            </text:list-item>
            <text:list-item>
              <text:p text:style-name="P5">complemento : int → complemento : String</text:p>
            </text:list-item>
            <text:list-item>
              <text:p text:style-name="P5">CEP : int → cep : int</text:p>
            </text:list-item>
          </text:list>
        </text:list-item>
        <text:list-item>
          <text:p text:style-name="P5">Bairro</text:p>
          <text:list>
            <text:list-item>
              <text:p text:style-name="P5">nome : int → nome : String</text:p>
            </text:list-item>
          </text:list>
        </text:list-item>
        <text:list-item>
          <text:p text:style-name="P5">Cidade</text:p>
          <text:list>
            <text:list-item>
              <text:p text:style-name="P5">nome : int → nome : String</text:p>
            </text:list-item>
          </text:list>
        </text:list-item>
        <text:list-item>
          <text:p text:style-name="P5">Estado</text:p>
          <text:list>
            <text:list-item>
              <text:p text:style-name="P5">nome : int → nome : String</text:p>
            </text:list-item>
          </text:list>
        </text:list-item>
        <text:list-item>
          <text:p text:style-name="P5">Pais</text:p>
          <text:list>
            <text:list-item>
              <text:p text:style-name="P5">nome : int → nome : String</text:p>
            </text:list-item>
          </text:list>
        </text:list-item>
        <text:list-item>
          <text:p text:style-name="P5">Premiacao</text:p>
          <text:list>
            <text:list-item>
              <text:p text:style-name="P5">data : int → data : Date</text:p>
            </text:list-item>
          </text:list>
        </text:list-item>
        <text:list-item>
          <text:p text:style-name="P5">Premio</text:p>
          <text:list>
            <text:list-item>
              <text:p text:style-name="P5">nome : int → String</text:p>
            </text:list-item>
            <text:list-item>
              <text:p text:style-name="P5">valor : double</text:p>
            </text:list-item>
            <text:list-item>
              <text:p text:style-name="P5">quant : int → quantidade : int </text:p>
            </text:list-item>
          </text:list>
        </text:list-item>
        <text:list-item>
          <text:p text:style-name="P5">Lojas Parceiras</text:p>
          <text:list>
            <text:list-item>
              <text:p text:style-name="P5">nome : int → nome : String</text:p>
            </text:list-item>
          </text:list>
        </text:list-item>
        <text:list-item>
          <text:p text:style-name="P5">Compra </text:p>
          <text:list>
            <text:list-item>
              <text:p text:style-name="P5">valor : int → valor : double</text:p>
            </text:list-item>
          </text:list>
        </text:list-item>
        <text:list-item>
          <text:p text:style-name="P5">Nucleo</text:p>
          <text:list>
            <text:list-item>
              <text:p text:style-name="P5">Loja : List → lojasAssociadas : List</text:p>
            </text:list-item>
            <text:list-item>
              <text:p text:style-name="P5">Funcionário : List → funcionario : List</text:p>
            </text:list-item>
          </text:list>
        </text:list-item>
      </text:list>
      <text:h text:style-name="Heading_20_2" text:outline-level="2"><text:soft-page-break/>Métodos</text:h>
      <text:h text:style-name="Heading_20_3" text:outline-level="3"><text:span text:style-name="T6">Legenda</text:span> </text:h>
      <text:list xml:id="list693652219" text:continue-list="list761574805" text:style-name="L2">
        <text:list-item>
          <text:p text:style-name="P3">ConsultarProf() : void→ consultarProfissional() : void</text:p>
          <text:list>
            <text:list-item>
              <text:p text:style-name="P3">Significa dizer que o método ( antes da seta → ) sofreu alteração e o resultado é esperado que seja igual ao declarado depois da seta.</text:p>
            </text:list-item>
          </text:list>
        </text:list-item>
      </text:list>
      <text:list xml:id="list362949282" text:style-name="L5">
        <text:list-item>
          <text:p text:style-name="P6">ConsultarProf() : void →</text:p>
          <text:list>
            <text:list-item>
              <text:p text:style-name="P6">Significa dizer que ele “foi” mudado para nada, portanto foi deletado.</text:p>
            </text:list-item>
          </text:list>
        </text:list-item>
        <text:list-item>
          <text:p text:style-name="P6">ConsultarProf() : void</text:p>
          <text:list>
            <text:list-item>
              <text:p text:style-name="P6">Significa dizer que o método ConsultarProf() : void foi criado</text:p>
            </text:list-item>
          </text:list>
        </text:list-item>
      </text:list>
      <text:h text:style-name="Heading_20_3" text:outline-level="3">Alterações</text:h>
      <text:list xml:id="list1953329938" text:style-name="L6">
        <text:list-item>
          <text:p text:style-name="P7">Cliente</text:p>
          <text:list>
            <text:list-item>
              <text:p text:style-name="P7">ConsultarProf() : void → <text:bookmark-start text:name="__DdeLink__605_825913197"/>consultarProfissional() : void<text:bookmark-end text:name="__DdeLink__605_825913197"/></text:p>
            </text:list-item>
          </text:list>
        </text:list-item>
        <text:list-item>
          <text:p text:style-name="P7">Escritorio</text:p>
          <text:list>
            <text:list-item>
              <text:p text:style-name="P7">RelacionarProf.() : void → <text:bookmark-start text:name="__DdeLink__607_825913197"/>relacionarProfissional() : void<text:bookmark-end text:name="__DdeLink__607_825913197"/></text:p>
            </text:list-item>
            <text:list-item>
              <text:p text:style-name="P7">SomarPontosProf() : void → <text:bookmark-start text:name="__DdeLink__609_825913197"/>somarPontosProfissional() : void<text:bookmark-end text:name="__DdeLink__609_825913197"/></text:p>
            </text:list-item>
          </text:list>
        </text:list-item>
        <text:list-item>
          <text:p text:style-name="P7">Profissional</text:p>
          <text:list>
            <text:list-item>
              <text:p text:style-name="P7">ReceberPremio() : void → <text:bookmark-start text:name="__DdeLink__611_825913197"/>receberPremio() : void<text:bookmark-end text:name="__DdeLink__611_825913197"/></text:p>
            </text:list-item>
            <text:list-item>
              <text:p text:style-name="P7">PedirExtrato() : void → <text:bookmark-start text:name="__DdeLink__613_825913197"/>pedirExtrato() : void<text:bookmark-end text:name="__DdeLink__613_825913197"/></text:p>
            </text:list-item>
          </text:list>
        </text:list-item>
        <text:list-item>
          <text:p text:style-name="P7">Pontuacao</text:p>
          <text:list>
            <text:list-item>
              <text:p text:style-name="P7">Somatoria() : void → <text:bookmark-start text:name="__DdeLink__615_825913197"/>somatoria() : void<text:bookmark-end text:name="__DdeLink__615_825913197"/></text:p>
            </text:list-item>
          </text:list>
        </text:list-item>
        <text:list-item>
          <text:p text:style-name="P7">Lojas Associadas</text:p>
          <text:list>
            <text:list-item>
              <text:p text:style-name="P7">AssociarPontos() : void → <text:bookmark-start text:name="__DdeLink__617_825913197"/>associarPontos() : void<text:bookmark-end text:name="__DdeLink__617_825913197"/></text:p>
            </text:list-item>
            <text:list-item>
              <text:p text:style-name="P7">RealizarCompra() : void → <text:bookmark-start text:name="__DdeLink__619_825913197"/>realizarCompra() : void<text:bookmark-end text:name="__DdeLink__619_825913197"/></text:p>
            </text:list-item>
          </text:list>
        </text:list-item>
        <text:list-item>
          <text:p text:style-name="P7">Lojas Parceiras</text:p>
          <text:list>
            <text:list-item>
              <text:p text:style-name="P7">EntregarPremio() : void → <text:bookmark-start text:name="__DdeLink__621_825913197"/>entregarPremio() : void<text:bookmark-end text:name="__DdeLink__621_825913197"/></text:p>
            </text:list-item>
            <text:list-item>
              <text:p text:style-name="P7">RealizarCompra() : void → <text:bookmark-start text:name="__DdeLink__623_825913197"/>realizarCompra() : void<text:bookmark-end text:name="__DdeLink__623_825913197"/></text:p>
            </text:list-item>
          </text:list>
        </text:list-item>
        <text:list-item>
          <text:p text:style-name="P7">Secretario</text:p>
          <text:list>
            <text:list-item>
              <text:p text:style-name="P7">CadastrarProf() : void → <text:bookmark-start text:name="__DdeLink__625_825913197"/>cadastrarProfissional() : void<text:bookmark-end text:name="__DdeLink__625_825913197"/></text:p>
            </text:list-item>
            <text:list-item>
              <text:p text:style-name="P7">CadastrarLojaParc() : void → <text:bookmark-start text:name="__DdeLink__627_825913197"/>cadastrarLojaParceira() : void<text:bookmark-end text:name="__DdeLink__627_825913197"/></text:p>
            </text:list-item>
            <text:list-item>
              <text:p text:style-name="P7">ControlarPag() : void → <text:bookmark-start text:name="__DdeLink__629_825913197"/>controlarPagamento() : void<text:bookmark-end text:name="__DdeLink__629_825913197"/></text:p>
            </text:list-item>
            <text:list-item>
              <text:p text:style-name="P7">SacarPremioDoProf() : void → <text:bookmark-start text:name="__DdeLink__631_825913197"/>sacarPremioProfissional() : void<text:bookmark-end text:name="__DdeLink__631_825913197"/></text:p>
            </text:list-item>
            <text:list-item>
              <text:p text:style-name="P7">ConfirmarPagPremio() : void → <text:bookmark-start text:name="__DdeLink__633_825913197"/>confirmarPagamentoPremio() : void<text:bookmark-end text:name="__DdeLink__633_825913197"/></text:p>
            </text:list-item>
            <text:list-item>
              <text:p text:style-name="P7">ConsultarPremioPagar() : void → <text:bookmark-start text:name="__DdeLink__635_825913197"/>consultarPremioAPagar() : void<text:bookmark-end text:name="__DdeLink__635_825913197"/></text:p>
            </text:list-item>
            <text:list-item>
              <text:p text:style-name="P7">RelatorioPremiacao() : void → <text:bookmark-start text:name="__DdeLink__637_825913197"/>relatorioPremiacao() : void<text:bookmark-end text:name="__DdeLink__637_825913197"/></text:p>
            </text:list-item>
            <text:list-item>
              <text:p text:style-name="P7"><text:soft-page-break/>ConsProfAniversariantes() : void → <text:bookmark-start text:name="__DdeLink__639_825913197"/>consultarProfissionaisAniversariantes() : void<text:bookmark-end text:name="__DdeLink__639_825913197"/></text:p>
            </text:list-item>
            <text:list-item>
              <text:p text:style-name="P7">EnviarExtratoProf() : void → <text:bookmark-start text:name="__DdeLink__641_825913197"/>enviarExtratoProfissional() : void<text:bookmark-end text:name="__DdeLink__641_825913197"/></text:p>
            </text:list-item>
            <text:list-item>
              <text:p text:style-name="P7">EnviarNewsLetterOnline() : void → <text:bookmark-start text:name="__DdeLink__647_825913197"/><text:bookmark-start text:name="__DdeLink__643_825913197"/>enviarNewsLetter()<text:bookmark-end text:name="__DdeLink__643_825913197"/> : void<text:bookmark-end text:name="__DdeLink__647_825913197"/></text:p>
            </text:list-item>
          </text:list>
        </text:list-item>
        <text:list-item>
          <text:p text:style-name="P7">Diretor</text:p>
          <text:list>
            <text:list-item>
              <text:p text:style-name="P7">CadLojasAssoc.() : void → <text:bookmark-start text:name="__DdeLink__649_825913197"/>cadastrarLojasAssociadas() : void<text:bookmark-end text:name="__DdeLink__649_825913197"/></text:p>
            </text:list-item>
            <text:list-item>
              <text:p text:style-name="P7">CadPremios() : void → <text:bookmark-start text:name="__DdeLink__651_825913197"/>cadastrarPremios() : void<text:bookmark-end text:name="__DdeLink__651_825913197"/></text:p>
            </text:list-item>
            <text:list-item>
              <text:p text:style-name="P7">CadFidelidade() : void → <text:bookmark-start text:name="__DdeLink__653_825913197"/>cadastrarFidelidade() : void<text:bookmark-end text:name="__DdeLink__653_825913197"/></text:p>
            </text:list-item>
            <text:list-item>
              <text:p text:style-name="P7">AutorizarRestransmicao() : void → <text:bookmark-start text:name="__DdeLink__655_825913197"/>autorizarRestransmicao() : void<text:bookmark-end text:name="__DdeLink__655_825913197"/></text:p>
            </text:list-item>
            <text:list-item>
              <text:p text:style-name="P7">RelatorioPontuacao() : void → <text:bookmark-start text:name="__DdeLink__657_825913197"/>relatorioPontuacao() : void<text:bookmark-end text:name="__DdeLink__657_825913197"/></text:p>
            </text:list-item>
          </text:list>
        </text:list-item>
      </text:list>
      <text:h text:style-name="Heading_20_2" text:outline-level="2">Observações Finais</text:h>
      <text:list xml:id="list313828419" text:style-name="L7">
        <text:list-item>
          <text:p text:style-name="P8">Afastar a classe Premiacao da classe Profissional no diagrama de classe.</text:p>
        </text:list-item>
        <text:list-item>
          <text:p text:style-name="P8">Pesquisar o que fazer com Premiacao e Premio (classe associativa) no diagrama de clas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Oliveira</meta:initial-creator>
    <meta:creation-date>2014-04-09T16:04:47</meta:creation-date>
    <dc:date>2014-04-09T19:46:24</dc:date>
    <dc:creator>Arthur Oliveira</dc:creator>
    <meta:editing-duration>PT52M2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4" meta:paragraph-count="109" meta:word-count="704" meta:character-count="3735" meta:non-whitespace-character-count="3235"/>
  </office:meta>
</office:document-meta>
</file>